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">
      <style:paragraph-properties style:text-autospace="none"/>
      <style:text-properties style:font-name="Courier New" fo:font-size="11pt" fo:language="en" fo:country="AU" style:font-name-asian="Courier New" style:font-size-asian="11pt" style:font-name-complex="Courier New" style:font-size-complex="11pt"/>
    </style:style>
    <style:style style:name="T1" style:family="text">
      <style:text-properties style:font-name="Courier New" fo:font-size="11pt" fo:language="en" fo:country="AU" style:font-name-asian="Courier New" style:font-size-asian="11pt" style:font-name-complex="Courier New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el sys</text:p>
      <text:p text:style-name="Standard"/>
      <text:list xml:id="list3125389135547335626" text:style-name="L1">
        <text:list-item>
          <text:p text:style-name="P1">schema poh page 136 <text:a xlink:type="simple" xlink:href="http://www.sfcaero.com.au/pdf/PA-28-161%20Warrior%20II.pdf" text:style-name="Internet_20_link" text:visited-style-name="Visited_20_Internet_20_Link">http://www.sfcaero.com.au/pdf/PA-28-161%20Warrior%20II.pdf</text:a><text:span text:style-name="T1"><text:line-break/></text:span></text:p>
        </text:list-item>
        <text:list-item>
          <text:p text:style-name="P1"><text:span text:style-name="T1">volume 2x24gal usable 2x17gal<text:line-break/></text:span></text:p>
        </text:list-item>
        <text:list-item>
          <text:p text:style-name="P1"><text:span text:style-name="T1">auxiliary fuel pump, should be used during take-offs landings and when switching tanks<text:line-break/></text:span></text:p>
        </text:list-item>
        <text:list-item>
          <text:p text:style-name="P1"><text:span text:style-name="T1">system visible components<text:line-break/></text:span></text:p>
        </text:list-item>
        <text:list-item>
          <text:p text:style-name="P1"><text:span text:style-name="T1">flightplan vs actual consumption<text:line-break/></text:span></text:p>
        </text:list-item>
        <text:list-item>
          <text:p text:style-name="P1"><text:span text:style-name="T1">adjusting fuel qty (refuel)<text:line-break/></text:span></text:p>
        </text:list-item>
        <text:list-item>
          <text:p text:style-name="P1"><text:span text:style-name="T1">switching tanks<text:line-break/></text:span></text:p>
        </text:list-item>
        <text:list-item>
          <text:p text:style-name="P1"><text:span text:style-name="T1">warnings</text:span></text:p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hard Kick</meta:initial-creator>
    <meta:creation-date>2017-11-15T11:18:40.33</meta:creation-date>
    <meta:document-statistic meta:table-count="0" meta:image-count="0" meta:object-count="0" meta:page-count="1" meta:paragraph-count="9" meta:word-count="46" meta:character-count="323"/>
    <dc:date>2017-11-15T11:27:08.29</dc:date>
    <dc:creator>Gerhard Kick</dc:creator>
    <meta:editing-duration>PT8M32S</meta:editing-duration>
    <meta:editing-cycles>1</meta:editing-cycles>
    <meta:generator>OpenOffice/4.1.3$Win32 OpenOffice.org_project/413m1$Build-9783</meta:generator>
  </office:meta>
</office:document-meta>
</file>